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751cm"/>
    </style:style>
    <style:style style:name="Таблица1.B" style:family="table-column">
      <style:table-column-properties style:column-width="2.309cm"/>
    </style:style>
    <style:style style:name="Таблица1.C" style:family="table-column">
      <style:table-column-properties style:column-width="5.251cm"/>
    </style:style>
    <style:style style:name="Таблица1.D" style:family="table-column">
      <style:table-column-properties style:column-width="3.701cm"/>
    </style:style>
    <style:style style:name="Таблица1.E" style:family="table-column">
      <style:table-column-properties style:column-width="3.201cm"/>
    </style:style>
    <style:style style:name="Таблица1.F" style:family="table-column">
      <style:table-column-properties style:column-width="1.79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 style:shadow="none"/>
      <style:text-properties fo:font-size="14pt" fo:language="ru" fo:country="RU" fo:font-weight="normal" officeooo:rsid="001410d8" officeooo:paragraph-rsid="001410d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ize="14pt" officeooo:paragraph-rsid="001410d8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ize="14pt" fo:language="ru" fo:country="RU" fo:font-weight="normal" officeooo:rsid="0015069f" officeooo:paragraph-rsid="0015069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ize="14pt" fo:language="ru" fo:country="RU" fo:font-weight="normal" officeooo:rsid="001741d1" officeooo:paragraph-rsid="001741d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font-name="Times New Roman" fo:font-size="14pt" fo:language="en" fo:country="US" fo:font-weight="bold" officeooo:paragraph-rsid="001410d8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font-name="Times New Roman" fo:font-size="14pt" fo:language="ru" fo:country="RU" fo:font-weight="normal" officeooo:rsid="0015be86" officeooo:paragraph-rsid="0015069f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size="14pt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17162c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officeooo:paragraph-rsid="0018a977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style:font-name="Times New Roman" fo:font-size="14pt" officeooo:paragraph-rsid="0018a977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 style:shadow="none"/>
      <style:text-properties style:font-name="Times New Roman" fo:font-size="14pt" officeooo:rsid="001950be" officeooo:paragraph-rsid="001950be" style:font-size-asian="14pt" style:font-name-complex="Times New Roman1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1ad056" officeooo:paragraph-rsid="001ad056" style:font-size-asian="14pt" style:font-name-complex="Times New Roman1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ad056" officeooo:paragraph-rsid="001ad056" style:font-size-asian="14pt" style:font-name-complex="Times New Roman1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b43bd" officeooo:paragraph-rsid="001b43bd" style:font-size-asian="14pt" style:font-name-complex="Times New Roman1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ee5a2" officeooo:paragraph-rsid="001ee5a2" style:font-size-asian="14pt" style:font-name-complex="Times New Roman1" style:font-size-complex="14pt"/>
    </style:style>
    <style:style style:name="P17" style:family="paragraph" style:parent-style-name="Table_20_Contents" style:list-style-name="L4">
      <style:paragraph-properties fo:text-align="justify" style:justify-single-word="false"/>
      <style:text-properties style:font-name="Times New Roman" fo:font-size="14pt" fo:language="ru" fo:country="RU" officeooo:rsid="001b43bd" officeooo:paragraph-rsid="001b43bd" style:font-size-asian="14pt" style:font-name-complex="Times New Roman1" style:font-size-complex="14pt"/>
    </style:style>
    <style:style style:name="P18" style:family="paragraph" style:parent-style-name="Table_20_Contents" style:list-style-name="L5">
      <style:paragraph-properties fo:text-align="justify" style:justify-single-word="false"/>
      <style:text-properties style:font-name="Times New Roman" fo:font-size="14pt" fo:language="ru" fo:country="RU" officeooo:rsid="001b43bd" officeooo:paragraph-rsid="001b43bd" style:font-size-asian="14pt" style:font-name-complex="Times New Roman1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b43bd" officeooo:paragraph-rsid="001b43bd" style:font-size-asian="14pt" style:font-name-complex="Times New Roman1" style:font-size-complex="14pt"/>
    </style:style>
    <style:style style:name="P20" style:family="paragraph" style:parent-style-name="Table_20_Contents" style:list-style-name="L6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21" style:family="paragraph" style:parent-style-name="Table_20_Contents" style:list-style-name="L7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22" style:family="paragraph" style:parent-style-name="Table_20_Contents" style:list-style-name="L8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23" style:family="paragraph" style:parent-style-name="Table_20_Contents" style:list-style-name="L9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24" style:family="paragraph" style:parent-style-name="Table_20_Contents" style:list-style-name="L10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ee5a2" officeooo:paragraph-rsid="001ee5a2" style:font-size-asian="14pt" style:font-name-complex="Times New Roman1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2088f3" officeooo:paragraph-rsid="002088f3" style:font-size-asian="14pt" style:font-name-complex="Times New Roman1" style:font-size-complex="14pt"/>
    </style:style>
    <style:style style:name="P28" style:family="paragraph" style:parent-style-name="Standard" style:list-style-name="L1">
      <style:text-properties fo:font-size="14pt" officeooo:paragraph-rsid="0017162c" style:font-size-asian="14pt" style:font-size-complex="14pt"/>
    </style:style>
    <style:style style:name="P29" style:family="paragraph" style:parent-style-name="Standard" style:list-style-name="L2">
      <style:text-properties style:font-name="Times New Roman" fo:font-size="14pt" officeooo:paragraph-rsid="0018a977" style:font-size-asian="14pt" style:font-name-complex="Times New Roman1" style:font-size-complex="14pt"/>
    </style:style>
    <style:style style:name="P30" style:family="paragraph" style:parent-style-name="Standard" style:list-style-name="L2">
      <style:text-properties style:font-name="Times New Roman" fo:font-size="14pt" fo:language="ru" fo:country="RU" officeooo:rsid="0018a977" officeooo:paragraph-rsid="0018a977" style:font-size-asian="14pt" style:font-name-complex="Times New Roman1" style:font-size-complex="14pt"/>
    </style:style>
    <style:style style:name="P31" style:family="paragraph" style:parent-style-name="Standard" style:list-style-name="L2">
      <style:text-properties style:font-name="Times New Roman" fo:font-size="14pt" fo:language="ru" fo:country="RU" officeooo:rsid="001ad056" officeooo:paragraph-rsid="001ad056" style:font-size-asian="14pt" style:font-name-complex="Times New Roman1" style:font-size-complex="14pt"/>
    </style:style>
    <style:style style:name="P32" style:family="paragraph" style:parent-style-name="Standard" style:list-style-name="L3">
      <style:paragraph-properties fo:text-align="justify" style:justify-single-word="false" style:shadow="none"/>
      <style:text-properties style:font-name="Times New Roman" fo:font-size="14pt" officeooo:rsid="001950be" officeooo:paragraph-rsid="001950be" style:font-size-asian="14pt" style:font-name-complex="Times New Roman1" style:font-size-complex="14pt"/>
    </style:style>
    <style:style style:name="P33" style:family="paragraph" style:parent-style-name="Standard" style:list-style-name="L11">
      <style:paragraph-properties fo:margin-top="0cm" fo:margin-bottom="0.353cm" loext:contextual-spacing="false" fo:line-height="115%" fo:text-align="start" style:justify-single-word="false" fo:orphans="0" fo:widows="0" style:vertical-align="auto" style:writing-mode="lr-tb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auto" style:shadow="none"/>
      <style:text-properties style:font-name="Times New Roman" fo:font-size="14pt" officeooo:paragraph-rsid="001410d8" style:font-size-asian="14pt" style:font-name-complex="Times New Roman1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font-name="Times New Roman" fo:font-size="14pt" officeooo:paragraph-rsid="001410d8" style:font-size-asian="14pt" style:font-name-complex="Times New Roman1" style:font-size-complex="14pt"/>
    </style:style>
    <style:style style:name="T1" style:family="text">
      <style:text-properties style:font-name="Times New Roman" fo:language="en" fo:country="US" fo:font-weight="bold" style:font-weight-asian="bold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5069f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5069f" style:font-name-complex="Times New Roman1"/>
    </style:style>
    <style:style style:name="T6" style:family="text">
      <style:text-properties style:font-name="Times New Roman" officeooo:rsid="0015be86" style:font-name-complex="Times New Roman1"/>
    </style:style>
    <style:style style:name="T7" style:family="text">
      <style:text-properties style:font-name="Times New Roman" officeooo:rsid="0004b0f7" style:font-name-complex="Times New Roman1"/>
    </style:style>
    <style:style style:name="T8" style:family="text">
      <style:text-properties style:font-name="Times New Roman" officeooo:rsid="0018a977" style:font-name-complex="Times New Roman1"/>
    </style:style>
    <style:style style:name="T9" style:family="text">
      <style:text-properties style:font-name="Times New Roman" officeooo:rsid="001ad056" style:font-name-complex="Times New Roman1"/>
    </style:style>
    <style:style style:name="T10" style:family="text">
      <style:text-properties style:font-name="Times New Roman" fo:font-weight="bold" style:font-weight-asian="bold" style:font-name-complex="Times New Roman1"/>
    </style:style>
    <style:style style:name="T11" style:family="text">
      <style:text-properties style:font-name="Times New Roman" fo:language="ru" fo:country="RU" officeooo:rsid="0004b0f7" style:font-name-complex="Times New Roman1"/>
    </style:style>
    <style:style style:name="T12" style:family="text">
      <style:text-properties style:font-name="Times New Roman" fo:language="ru" fo:country="RU" fo:font-weight="normal" officeooo:rsid="0015be86" style:font-weight-asian="normal" style:font-name-complex="Times New Roman1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d19fb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officeooo:rsid="001d19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5">Pass / Fail Criteria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2">ID</text:p>
          </table:table-cell>
          <table:table-cell table:style-name="Таблица1.A1" office:value-type="string">
            <text:p text:style-name="P13">Описание</text:p>
          </table:table-cell>
          <table:table-cell table:style-name="Таблица1.A1" office:value-type="string">
            <text:p text:style-name="P13">Список действий</text:p>
          </table:table-cell>
          <table:table-cell table:style-name="Таблица1.A1" office:value-type="string">
            <text:p text:style-name="P13">Ожидаемый результат</text:p>
          </table:table-cell>
          <table:table-cell table:style-name="Таблица1.A1" office:value-type="string">
            <text:p text:style-name="P27">Фактический результат</text:p>
          </table:table-cell>
          <table:table-cell table:style-name="Таблица1.F1" office:value-type="string">
            <text:p text:style-name="P27">Оценка</text:p>
            <text:p text:style-name="P27"/>
          </table:table-cell>
        </table:table-row>
        <table:table-row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P14">Проверка варианта использования <text:span text:style-name="T13">“</text:span>Создать задачу<text:span text:style-name="T13">”</text:span></text:p>
          </table:table-cell>
          <table:table-cell table:style-name="Таблица1.A2" office:value-type="string">
            <text:list xml:id="list7311263262462491746" text:style-name="L4">
              <text:list-item>
                <text:p text:style-name="P17">Запустить приложение.</text:p>
              </text:list-item>
              <text:list-item>
                <text:p text:style-name="P17">Нажать кнопку «<text:span text:style-name="T13">Add</text:span>» той таблицы, в которую нужно добавить задачу.</text:p>
              </text:list-item>
              <text:list-item>
                <text:p text:style-name="P17">Ввести данные в появившемся окошке.</text:p>
              </text:list-item>
              <text:list-item>
                <text:p text:style-name="P17">Нажать кнопку «<text:span text:style-name="T13">Ok</text:span>» в окошке.</text:p>
              </text:list-item>
            </text:list>
          </table:table-cell>
          <table:table-cell table:style-name="Таблица1.A2" office:value-type="string">
            <text:p text:style-name="P14">В той таблиц<text:span text:style-name="T16">е</text:span>, для которой была нажата кнопка «<text:span text:style-name="T13">Add</text:span>» <text:span text:style-name="T16">появилась</text:span> задача с выбранными параметрами.</text:p>
          </table:table-cell>
          <table:table-cell table:style-name="Таблица1.A2" office:value-type="string">
            <text:p text:style-name="P14"/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4">2</text:p>
          </table:table-cell>
          <table:table-cell table:style-name="Таблица1.A2" office:value-type="string">
            <text:p text:style-name="P14">Проверка варианта использования <text:span text:style-name="T13">“</text:span>Создать задачу<text:span text:style-name="T13">” </text:span>с пустым полем имени задачи</text:p>
          </table:table-cell>
          <table:table-cell table:style-name="Таблица1.A2" office:value-type="string">
            <text:list xml:id="list5984580661520031962" text:style-name="L5">
              <text:list-item>
                <text:p text:style-name="P18">Запустить приложение.</text:p>
              </text:list-item>
              <text:list-item>
                <text:p text:style-name="P18">Нажать кнопку «<text:span text:style-name="T13">Add</text:span>» той таблицы, в которую нужно добавить задачу.</text:p>
              </text:list-item>
              <text:list-item>
                <text:p text:style-name="P18">Ввести данные в появившемся окошке во все поля кроме поля <text:span text:style-name="T13">Name.</text:span></text:p>
              </text:list-item>
              <text:list-item>
                <text:p text:style-name="P18">Нажать кнопку «<text:span text:style-name="T13">Ok</text:span><text:span text:style-name="T14">ay</text:span>» в окошке.</text:p>
              </text:list-item>
            </text:list>
          </table:table-cell>
          <table:table-cell table:style-name="Таблица1.A2" office:value-type="string">
            <text:p text:style-name="P14">Состояние таблиц не изменилось.</text:p>
          </table:table-cell>
          <table:table-cell table:style-name="Таблица1.A2" office:value-type="string">
            <text:p text:style-name="P14"/>
          </table:table-cell>
          <table:table-cell table:style-name="Таблица1.F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5">Проверка варианта использования «Редактировать созданные задачи»</text:p>
          </table:table-cell>
          <table:table-cell table:style-name="Таблица1.A2" office:value-type="string">
            <text:list xml:id="list6165360530032119988" text:style-name="L6">
              <text:list-item>
                <text:p text:style-name="P20">Запустить приложение.</text:p>
              </text:list-item>
              <text:list-item>
                <text:p text:style-name="P20">Выбрать задачу в одной из таблиц.</text:p>
              </text:list-item>
              <text:list-item>
                <text:p text:style-name="P20">Нажать кнопку «<text:span text:style-name="T13">Edit</text:span>».</text:p>
              </text:list-item>
              <text:list-item>
                <text:p text:style-name="P20">Ввести измененные данные в появившемся окошке.</text:p>
              </text:list-item>
              <text:list-item>
                <text:p text:style-name="P20">Нажать кнопку <text:span text:style-name="T13">“Okay” </text:span>в окошке.</text:p>
              </text:list-item>
            </text:list>
          </table:table-cell>
          <table:table-cell table:style-name="Таблица1.A2" office:value-type="string">
            <text:p text:style-name="P15">Параметры выбранной задачи изменились.</text:p>
          </table:table-cell>
          <table:table-cell table:style-name="Таблица1.A2" office:value-type="string">
            <text:p text:style-name="P15"/>
          </table:table-cell>
          <table:table-cell table:style-name="Таблица1.F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P15">Проверка <text:soft-page-break/>варианта использования «Редактировать созданные задачи» с пустым полем имени задачи</text:p>
          </table:table-cell>
          <table:table-cell table:style-name="Таблица1.A2" office:value-type="string">
            <text:list xml:id="list6397109206005768793" text:style-name="L7">
              <text:list-item>
                <text:p text:style-name="P21">Запустить <text:soft-page-break/>приложение.</text:p>
              </text:list-item>
              <text:list-item>
                <text:p text:style-name="P21">Выбрать задачу в одной из таблиц.</text:p>
              </text:list-item>
              <text:list-item>
                <text:p text:style-name="P21">Нажать кнопку «<text:span text:style-name="T13">Edit</text:span>».</text:p>
              </text:list-item>
              <text:list-item>
                <text:p text:style-name="P21">Ввести измененные данные в появившемся окошке. Поле <text:span text:style-name="T13">Name </text:span>должно быть пустым</text:p>
              </text:list-item>
              <text:list-item>
                <text:p text:style-name="P21">Нажать кнопку <text:span text:style-name="T13">“Okay” </text:span>в окошке.</text:p>
              </text:list-item>
            </text:list>
          </table:table-cell>
          <table:table-cell table:style-name="Таблица1.A2" office:value-type="string">
            <text:p text:style-name="P15">Состояние <text:soft-page-break/>задачи в таблице не изменилось.</text:p>
          </table:table-cell>
          <table:table-cell table:style-name="Таблица1.A2" office:value-type="string">
            <text:p text:style-name="P15"/>
          </table:table-cell>
          <table:table-cell table:style-name="Таблица1.F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>5</text:p>
          </table:table-cell>
          <table:table-cell table:style-name="Таблица1.A2" office:value-type="string">
            <text:p text:style-name="P15">Проверка варианта использования «Удалить созданные задачи»</text:p>
          </table:table-cell>
          <table:table-cell table:style-name="Таблица1.A2" office:value-type="string">
            <text:list xml:id="list953657534978795373" text:style-name="L8">
              <text:list-item>
                <text:p text:style-name="P22">Запустить приложение.</text:p>
              </text:list-item>
              <text:list-item>
                <text:p text:style-name="P22">Выбрать задачу в одной из таблиц.</text:p>
              </text:list-item>
              <text:list-item>
                <text:p text:style-name="P22">Нажать кнопку «<text:span text:style-name="T13">Delete</text:span>».</text:p>
              </text:list-item>
            </text:list>
          </table:table-cell>
          <table:table-cell table:style-name="Таблица1.A2" office:value-type="string">
            <text:p text:style-name="P15">Выбранная задача исчезла из таблицы.</text:p>
          </table:table-cell>
          <table:table-cell table:style-name="Таблица1.A2" office:value-type="string">
            <text:p text:style-name="P15"/>
          </table:table-cell>
          <table:table-cell table:style-name="Таблица1.F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5">Проверка варианта использования «Сообщить об окончании срока выполнения задачи»</text:p>
          </table:table-cell>
          <table:table-cell table:style-name="Таблица1.A2" office:value-type="string">
            <text:list xml:id="list4573499615608043210" text:style-name="L9">
              <text:list-item>
                <text:p text:style-name="P23">Запустить приложение.</text:p>
              </text:list-item>
              <text:list-item>
                <text:p text:style-name="P23">Создать задачу.</text:p>
              </text:list-item>
              <text:list-item>
                <text:p text:style-name="P23">Ждать, пока не подойдет срок выполнения задачи.</text:p>
              </text:list-item>
            </text:list>
          </table:table-cell>
          <table:table-cell table:style-name="Таблица1.A2" office:value-type="string">
            <text:p text:style-name="P15">По окончании срока выполнения задачи должно появиться окошко с напоминанием о дедлайне.</text:p>
          </table:table-cell>
          <table:table-cell table:style-name="Таблица1.A2" office:value-type="string">
            <text:p text:style-name="P15"/>
          </table:table-cell>
          <table:table-cell table:style-name="Таблица1.F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>7</text:p>
          </table:table-cell>
          <table:table-cell table:style-name="Таблица1.A2" office:value-type="string">
            <text:p text:style-name="P15">Проверка функционального требования «Загрузка данных из БД»</text:p>
          </table:table-cell>
          <table:table-cell table:style-name="Таблица1.A2" office:value-type="string">
            <text:list xml:id="list1471018063905840783" text:style-name="L10">
              <text:list-item>
                <text:p text:style-name="P24">Запустить приложение.</text:p>
              </text:list-item>
              <text:list-item>
                <text:p text:style-name="P24">Выполнить тестовые сценарии <text:span text:style-name="T13">1, </text:span>3, 5</text:p>
              </text:list-item>
              <text:list-item>
                <text:p text:style-name="P24">Закрыть приложение.</text:p>
              </text:list-item>
              <text:list-item>
                <text:p text:style-name="P24">Запустить приложение.</text:p>
              </text:list-item>
            </text:list>
          </table:table-cell>
          <table:table-cell table:style-name="Таблица1.A2" office:value-type="string">
            <text:p text:style-name="P15">После запуска приложения таблицы должны быть в том же состоянии, что и до закрытия.</text:p>
          </table:table-cell>
          <table:table-cell table:style-name="Таблица1.A2" office:value-type="string">
            <text:p text:style-name="P15"/>
          </table:table-cell>
          <table:table-cell table:style-name="Таблица1.F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>8</text:p>
          </table:table-cell>
          <table:table-cell table:style-name="Таблица1.A2" office:value-type="string">
            <text:p text:style-name="P15">Проверка нефункци<text:soft-page-break/>онального требования «Кроссплатформенность»</text:p>
          </table:table-cell>
          <table:table-cell table:style-name="Таблица1.A2" office:value-type="string">
            <text:list xml:id="list9210942942481670866" text:style-name="L11">
              <text:list-item>
                <text:p text:style-name="P33">Запустить приложение с <text:soft-page-break/>использованием различных операционных систем.</text:p>
              </text:list-item>
            </text:list>
          </table:table-cell>
          <table:table-cell table:style-name="Таблица1.A2" office:value-type="string">
            <text:p text:style-name="P15">Работа приложения в <text:soft-page-break/>различных операционных системах идентична.</text:p>
          </table:table-cell>
          <table:table-cell table:style-name="Таблица1.A2" office:value-type="string">
            <text:p text:style-name="P15"/>
          </table:table-cell>
          <table:table-cell table:style-name="Таблица1.F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>9</text:p>
          </table:table-cell>
          <table:table-cell table:style-name="Таблица1.A2" office:value-type="string">
            <text:p text:style-name="P15">Проверка нефункционального требования «Надежность»</text:p>
          </table:table-cell>
          <table:table-cell table:style-name="Таблица1.A2" office:value-type="string">
            <text:p text:style-name="P7"><text:span text:style-name="T4">В среде разработки приложения запустить </text:span><text:span text:style-name="T2">Junit</text:span><text:span text:style-name="T4"> тесты. </text:span></text:p>
            <text:p text:style-name="P34">В результате корректной отработки тестов можно сказать, что время ожидания менее 1 секунды </text:p>
          </table:table-cell>
          <table:table-cell table:style-name="Таблица1.A2" office:value-type="string">
            <text:p text:style-name="P16">Программа прошла временные тесты, время выполнения команд меньше одной секунды.</text:p>
          </table:table-cell>
          <table:table-cell table:style-name="Таблица1.A2" office:value-type="string">
            <text:p text:style-name="P16"/>
          </table:table-cell>
          <table:table-cell table:style-name="Таблица1.F2" office:value-type="string">
            <text:p text:style-name="P16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8S</meta:editing-duration>
    <meta:editing-cycles>5</meta:editing-cycles>
    <meta:generator>LibreOffice/4.4.5.2$Windows_x86 LibreOffice_project/a22f674fd25a3b6f45bdebf25400ed2adff0ff99</meta:generator>
    <dc:date>2015-11-29T17:45:05.419000000</dc:date>
    <meta:document-statistic meta:table-count="1" meta:image-count="0" meta:object-count="0" meta:page-count="3" meta:paragraph-count="65" meta:word-count="349" meta:character-count="2422" meta:non-whitespace-character-count="2165"/>
    <meta:user-defined meta:name="Info 1"/>
    <meta:user-defined meta:name="Info 2"/>
    <meta:user-defined meta:name="Info 3"/>
    <meta:user-defined meta:name="Info 4"/>
  </office:meta>
</office:document-meta>
</file>